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238.7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Episode</text:p>
          </table:table-cell>
          <table:table-cell table:style-name="ce1" office:value-type="string" calcext:value-type="string">
            <text:p>Objects</text:p>
          </table:table-cell>
          <table:table-cell table:style-name="ce1" office:value-type="string" calcext:value-type="string">
            <text:p>Grasp Failure</text:p>
          </table:table-cell>
          <table:table-cell table:style-name="ce1" office:value-type="string" calcext:value-type="string">
            <text:p>Extra Grasp</text:p>
          </table:table-cell>
          <table:table-cell table:style-name="ce1" office:value-type="string" calcext:value-type="string">
            <text:p>Regrasp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Longest End Up</text:p>
          </table:table-cell>
          <table:table-cell table:style-name="ce1" office:value-type="string" calcext:value-type="string">
            <text:p>Order Corr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,2,3,4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,1,2,3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Noise on edge of completed block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,2,3,3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,1,4,4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,3,3,4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,1,3,4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lacement not stable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,2,3,4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lacement not stable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,2,3,3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,3,3,3,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 office:value-type="string" calcext:value-type="string">
            <text:p>Grasp too deep on objec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,1,1,2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3"/>
        </table:table-row>
        <table:table-row table:style-name="ro2">
          <table:table-cell table:number-columns-repeated="9"/>
        </table:table-row>
        <table:table-row table:style-name="ro2"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Standard Error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Placed</text:p>
          </table:table-cell>
          <table:table-cell table:formula="of:=AVERAGE([.F2:.F11])" office:value-type="float" office:value="4.9" calcext:value-type="float">
            <text:p>4.9</text:p>
          </table:table-cell>
          <table:table-cell table:formula="of:=STDEV([.F2:.F11])/SQRT(10)" office:value-type="float" office:value="0.1" calcext:value-type="float">
            <text:p>0.1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Grasp SR</text:p>
          </table:table-cell>
          <table:table-cell table:formula="of:=(50+SUM([.D2:.D11])-SUM([.C2:.C11])) / (50 + SUM([.D2:.D11]))" office:value-type="float" office:value="0.981481481481482" calcext:value-type="float">
            <text:p>0.9814814815</text:p>
          </table:table-cell>
          <table:table-cell table:formula="of:=SQRT(((50+SUM([.D2:.D11])-SUM([.C2:.C11]))*POWER(1-[.B15];2)+SUM([.C2:.C11])*POWER([.B15];2))/(50+SUM([.D2:.D11])-1))/SQRT(50)" office:value-type="float" office:value="0.0192450089729875" calcext:value-type="float">
            <text:p>0.019245009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Plan length</text:p>
          </table:table-cell>
          <table:table-cell table:formula="of:=(2*50+SUM([.E2:.E11])) / 50" office:value-type="float" office:value="2.08" calcext:value-type="float">
            <text:p>2.08</text:p>
          </table:table-cell>
          <table:table-cell table:formula="of:=SQRT((50 - SUM([.E2:.E10])) * POWER([.B16]-2; 2) + SUM([.E2:.E10]) * POWER([.B16]-3;2) / (50-1)) / SQRT(50)" office:value-type="float" office:value="0.0852635769307177" calcext:value-type="float">
            <text:p>0.0852635769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Longest end up</text:p>
          </table:table-cell>
          <table:table-cell table:formula="of:=(1 * SUM([.G2:.G11]) + 0 * (SUM([.F2:.F11])-SUM([.G2:.G11]))) / SUM([.F2:.F11])" office:value-type="float" office:value="0.959183673469388" calcext:value-type="float">
            <text:p>0.9591836735</text:p>
          </table:table-cell>
          <table:table-cell table:formula="of:=SQRT((SUM([.G2:.G11]) * POWER(1 - [.B17]; 2) + (SUM([.F2:.F11])-SUM([.G2:.G11])) * POWER(0-[.B17];2)) / (SUM([.F2:.F11])-1)) / SQRT(SUM([.F2:.F11]))" office:value-type="float" office:value="0.028559278271678" calcext:value-type="float">
            <text:p>0.0285592783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Order correct</text:p>
          </table:table-cell>
          <table:table-cell table:formula="of:=(1 * SUM([.H2:.H11]) + 0 * (SUM([.F2:.F11])-SUM([.H2:.H11]))) / SUM([.F2:.F11])" office:value-type="float" office:value="0.979591836734694" calcext:value-type="float">
            <text:p>0.9795918367</text:p>
          </table:table-cell>
          <table:table-cell table:formula="of:=SQRT((SUM([.H2:.H11]) * POWER(1 - [.B18]; 2) + (SUM([.F2:.F11])-SUM([.H2:.H11])) * POWER(0-[.B18];2)) / (SUM([.F2:.F11])-1)) / SQRT(SUM([.F2:.F11]))" office:value-type="float" office:value="0.0204081632653061" calcext:value-type="float">
            <text:p>0.0204081633</text:p>
          </table:table-cell>
          <table:table-cell table:number-columns-repeated="6"/>
        </table:table-row>
        <table:table-row table:style-name="ro2" table:number-rows-repeated="7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0/00/0000</text:date>, <text:time style:data-style-name="N2" text:time-value="11:48:14.103138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9:41:42.659113229</meta:creation-date>
    <dc:date>2020-05-05T14:32:59.431341720</dc:date>
    <meta:editing-duration>PT2H54M33S</meta:editing-duration>
    <meta:editing-cycles>20</meta:editing-cycles>
    <meta:generator>LibreOffice/5.1.6.2$Linux_X86_64 LibreOffice_project/10m0$Build-2</meta:generator>
    <meta:document-statistic meta:table-count="1" meta:cell-count="110" meta:object-count="0"/>
  </office:meta>
</office:document-meta>
</file>